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00698e" style:font-size-asian="12pt" style:font-size-complex="12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00698e" officeooo:paragraph-rsid="0000698e" style:font-size-asian="12pt" style:font-size-complex="12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00698e"/>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036a4f" officeooo:paragraph-rsid="00036a4f"/>
    </style:style>
    <style:style style:name="P5" style:family="paragraph" style:parent-style-name="Standard">
      <style:paragraph-properties fo:margin-left="0cm" fo:margin-right="0cm" fo:text-align="start" style:justify-single-word="false" fo:orphans="2" fo:widows="2" fo:text-indent="0cm" style:auto-text-indent="false"/>
      <style:text-properties fo:color="#000000" loext:opacity="100%" style:font-name="Liberation Serif" officeooo:paragraph-rsid="0000698e"/>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00698e"/>
    </style:style>
    <style:style style:name="P7"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036a4f"/>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0429cf"/>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Liberation Serif" officeooo:rsid="000429cf" officeooo:paragraph-rsid="000429cf"/>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00698e"/>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036a4f" officeooo:paragraph-rsid="00036a4f"/>
    </style:style>
    <style:style style:name="P12" style:family="paragraph" style:parent-style-name="Standard">
      <style:paragraph-properties fo:margin-left="0cm" fo:margin-right="0cm" fo:text-align="start" style:justify-single-word="false" fo:orphans="2" fo:widows="2" fo:text-indent="0cm" style:auto-text-indent="false"/>
      <style:text-properties fo:color="#000000" loext:opacity="100%" style:font-name="Liberation Serif" officeooo:rsid="00036a4f" officeooo:paragraph-rsid="00036a4f" style:font-size-asian="12pt" style:font-size-complex="12pt"/>
    </style:style>
    <style:style style:name="P13"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036a4f"/>
    </style:style>
    <style:style style:name="P14" style:family="paragraph" style:parent-style-name="Standard">
      <style:paragraph-properties fo:margin-left="0cm" fo:margin-right="0cm" fo:text-align="start" style:justify-single-word="false" fo:orphans="2" fo:widows="2" fo:text-indent="0cm" style:auto-text-indent="false"/>
      <style:text-properties style:font-name="Liberation Serif" officeooo:rsid="000429cf" officeooo:paragraph-rsid="000429cf"/>
    </style:style>
    <style:style style:name="P15"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05bbcb"/>
    </style:style>
    <style:style style:name="P16"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036a4f"/>
    </style:style>
    <style:style style:name="T1" style:family="text">
      <style:text-properties officeooo:rsid="0000698e"/>
    </style:style>
    <style:style style:name="T2" style:family="text">
      <style:text-properties style:font-size-asian="12pt" style:font-size-complex="12pt"/>
    </style:style>
    <style:style style:name="T3" style:family="text">
      <style:text-properties officeooo:rsid="0000698e" style:font-size-asian="12pt" style:font-size-complex="12pt"/>
    </style:style>
    <style:style style:name="T4" style:family="text">
      <style:text-properties fo:font-variant="normal" fo:text-transform="none" fo:color="#000000" loext:opacity="100%" fo:font-size="12pt" fo:letter-spacing="normal" fo:font-style="normal" fo:font-weight="normal" style:font-size-asian="12pt" style:font-size-complex="12pt"/>
    </style:style>
    <style:style style:name="T5" style:family="text">
      <style:text-properties fo:font-variant="normal" fo:text-transform="none" fo:color="#000000" loext:opacity="100%" fo:font-size="12pt" fo:letter-spacing="normal" fo:font-style="normal" fo:font-weight="normal" officeooo:rsid="0000698e" style:font-size-asian="12pt" style:font-size-complex="12pt"/>
    </style:style>
    <style:style style:name="T6" style:family="text">
      <style:text-properties fo:font-variant="normal" fo:text-transform="none" fo:color="#000000" loext:opacity="100%" fo:font-size="12pt" fo:letter-spacing="normal" fo:font-style="normal" fo:font-weight="normal" officeooo:rsid="00036a4f" style:font-size-asian="12pt" style:font-size-complex="12pt"/>
    </style:style>
    <style:style style:name="T7" style:family="text">
      <style:text-properties fo:font-variant="normal" fo:text-transform="none" fo:font-size="12pt" fo:letter-spacing="normal" fo:font-style="normal" fo:font-weight="normal" officeooo:rsid="0000698e" style:font-size-asian="12pt" style:font-size-complex="12pt"/>
    </style:style>
    <style:style style:name="T8" style:family="text">
      <style:text-properties fo:font-variant="normal" fo:text-transform="none" fo:font-size="12pt" fo:letter-spacing="normal" fo:font-style="normal" fo:font-weight="normal" officeooo:rsid="0000698e" fo:background-color="#ffffff" loext:char-shading-value="0" style:font-size-asian="12pt" style:font-size-complex="12pt"/>
    </style:style>
    <style:style style:name="T9" style:family="text">
      <style:text-properties fo:color="#000000" loext:opacity="100%" fo:background-color="#ffffff" loext:char-shading-value="0"/>
    </style:style>
    <style:style style:name="T10" style:family="text">
      <style:text-properties fo:color="#000000" loext:opacity="100%" officeooo:rsid="0000698e" fo:background-color="#ffffff" loext:char-shading-value="0"/>
    </style:style>
    <style:style style:name="T11" style:family="text">
      <style:text-properties fo:color="#000000" loext:opacity="100%" fo:background-color="#ffffff" loext:char-shading-value="0" style:font-size-asian="12pt" style:font-size-complex="12pt"/>
    </style:style>
    <style:style style:name="T12" style:family="text">
      <style:text-properties fo:color="#000000" loext:opacity="100%" officeooo:rsid="000429cf" fo:background-color="#ffffff" loext:char-shading-value="0" style:font-size-asian="12pt" style:font-size-complex="12pt"/>
    </style:style>
    <style:style style:name="T13" style:family="text">
      <style:text-properties fo:color="#000000" loext:opacity="100%" officeooo:rsid="0005bbcb" fo:background-color="#ffffff" loext:char-shading-value="0" style:font-size-asian="12pt" style:font-size-complex="12pt"/>
    </style:style>
    <style:style style:name="T14" style:family="text">
      <style:text-properties fo:color="#000000" loext:opacity="100%" style:font-name="Liberation Serif" style:font-size-asian="12pt" style:font-size-complex="12pt"/>
    </style:style>
    <style:style style:name="T15" style:family="text">
      <style:text-properties fo:color="#000000" loext:opacity="100%" style:font-name="Liberation Serif" officeooo:rsid="00036a4f" style:font-size-asian="12pt" style:font-size-complex="12pt"/>
    </style:style>
    <style:style style:name="T16" style:family="text">
      <style:text-properties fo:color="#000000" loext:opacity="100%" style:font-size-asian="12pt" style:font-size-complex="12pt"/>
    </style:style>
    <style:style style:name="T17" style:family="text">
      <style:text-properties fo:color="#000000" loext:opacity="100%" officeooo:rsid="00036a4f" style:font-size-asian="12pt" style:font-size-complex="12pt"/>
    </style:style>
    <style:style style:name="T18" style:family="text">
      <style:text-properties fo:color="#000000" loext:opacity="100%" officeooo:rsid="000429cf" style:font-size-asian="12pt" style:font-size-complex="12pt"/>
    </style:style>
    <style:style style:name="T19" style:family="text">
      <style:text-properties fo:color="#000000" loext:opacity="100%" officeooo:rsid="0005bbcb" style:font-size-asian="12pt" style:font-size-complex="12pt"/>
    </style:style>
    <style:style style:name="T20" style:family="text">
      <style:text-properties officeooo:rsid="0000698e" fo:background-color="#ffffff" loext:char-shading-value="0" style:font-size-asian="12pt" style:font-size-complex="12pt"/>
    </style:style>
    <style:style style:name="T21" style:family="text">
      <style:text-properties officeooo:rsid="000208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ad. 1f </text:p>
      <text:p text:style-name="P1"><text:span text:style-name="T1">W tym zadaniu uruchomiono plik tekstowy w programie pico. Do tego procesu został przypisany</text:span> PID, <text:span text:style-name="T1">który można sprawdzić komendą ‘ps -a’ </text:span>. Aby sprawdzić, czy ten proces jest nadal aktywny, użyto polecenia "strace -p &lt;<text:span text:style-name="T1">PID&gt;</text:span>", <text:span text:style-name="T1">gdzie w miejsce &lt;PID&gt; jest wpisany PID procesu sprawdzony za pomocą komendy ‘ps’</text:span>. Otrzymano odpowiedź: </text:p>
      <text:p text:style-name="P1">"strace: Process <text:span text:style-name="T1">5516</text:span> attached</text:p>
      <text:p text:style-name="P1"><text:s/>read(0," </text:p>
      <text:p text:style-name="P6"><text:span text:style-name="T5">P</text:span><text:span text:style-name="T4">odczas dopis</text:span><text:span text:style-name="T5">ywania</text:span><text:span text:style-name="T4"> do tego pliku, </text:span><text:span text:style-name="T5">wyświetlają się nowe komunikaty w programie strace, ale</text:span><text:span text:style-name="T4"> ostatnia linia widoczna w wynikach </text:span><text:span text:style-name="T5">ciągle</text:span><text:span text:style-name="T4"> zawiera "read(0,". Dopiero po zamknięciu programu wyrażenie to zostaje zakończone </text:span><text:span text:style-name="T5">i wyświetla się komunikat: ”</text:span><text:span text:style-name="T9">+++ exited with 0 +++”, </text:span><text:span text:style-name="T10">co mówi o poprawnym zamknięciu programu</text:span><text:span text:style-name="T9">. </text:span><text:span text:style-name="T10">Po tym można wnioskować, że plik w czasie edycji jest stale otwarty.</text:span></text:p>
      <text:p text:style-name="P1"/>
      <text:p text:style-name="P1">Zad. 1g </text:p>
      <text:p text:style-name="P2">Po skompilowaniu i uruchomieniu programu za pomocą komendy „strace -e trace=signal ./a.out” zostaje zwrócony komunikat:</text:p>
      <text:p text:style-name="P5"><text:span text:style-name="T7">„</text:span><text:span text:style-name="T8">no=SIGSEGV, si_code=SEGV_MAPERR, si_addr=0x5585e28cc000} --- </text:span><text:span text:style-name="T7"><text:line-break/>+++ killed by SIGSEGV (core dumped) +++ <text:line-break/>Naruszenie ochrony pamięci (zrzut pamięci)”</text:span></text:p>
      <text:p text:style-name="P2">Mówi to, że program został zabity przez sygnał SIGSEGV, który jest generowany, gdy proces próbuje uzyskać dostęp do obszaru pamięci, do którego nie ma uprawnień, lub próbuje odczytać lub zapisać do obszaru pamięci, który nie jest dostępny dla niego. </text:p>
      <text:p text:style-name="P1"/>
      <text:p text:style-name="P1">Zad. 1<text:span text:style-name="T21">h</text:span></text:p>
      <text:p text:style-name="P3"><text:span text:style-name="T3">W tym zadaniu został wykorzystany program xclock. Do śledzenia działania kodu należy użyć komendy:</text:span><text:span text:style-name="T2"> "strace -o </text:span><text:span text:style-name="T3">nazwa_pliku</text:span><text:span text:style-name="T2"> -p &lt;PID&gt; -c", </text:span><text:span text:style-name="T3">gdzie w miejsce „nazwa_pliku” wpisujemy nazwę pliku do jakiego mamy zapisywać dane, &lt;PID&gt; to PID procesu, z którego odczytujemy te dane, w tym przypadku xclock, a zmienna -c </text:span>pozwala na zebranie statystyk dotyczących wywołań systemowych i ich częstotliwości.<text:span text:style-name="T3"> Po pewnym czasie zatrzymano program i komendą „cat nazwa_pliku” odczytano zawartość tego pliku. Otrzymujemy dane:</text:span></text:p>
      <text:p text:style-name="P3"/>
      <text:p text:style-name="P3"><text:span text:style-name="T20">% time     seconds  usecs/call     calls    errors syscall </text:span><text:span text:style-name="T3"><text:line-break/> <text:s text:c="3"/>------ <text:s/>----------- ----------- --------- --------- ---------------- <text:line-break/> <text:s text:c="3"/>35,37 <text:s text:c="4"/>0,000058 <text:s text:c="8"/>2 <text:s text:c="8"/>28 <text:s text:c="9"/>26 <text:s text:c="3"/>recvmsg <text:line-break/> <text:s text:c="3"/>28,05 <text:s text:c="4"/>0,000046 <text:s text:c="8"/>2 <text:s text:c="8"/>16 <text:s text:c="12"/>1 <text:s text:c="2"/>poll <text:line-break/> <text:s text:c="3"/>13,41 <text:s text:c="4"/>0,000022 <text:s text:c="6"/>22 <text:s text:c="10"/>1 <text:s text:c="17"/>restart_syscall <text:line-break/> <text:s text:c="3"/>11,59 <text:s text:c="4"/>0,000019 <text:s text:c="6"/>19 <text:s text:c="10"/>1 <text:s text:c="17"/>writev <text:line-break/> <text:s text:c="3"/>11,59 <text:s text:c="4"/>0,000019 <text:s text:c="8"/>9 <text:s text:c="10"/>2 <text:s text:c="17"/>newfstatat <text:line-break/> <text:s text:c="3"/>------ ----------- ----------- --------- --------- ---------------- <text:line-break/> <text:s text:c="3"/>100,00 <text:s text:c="2"/>0,000164 <text:s text:c="8"/>3 <text:s text:c="8"/>48 <text:s text:c="9"/>27 <text:s text:c="3"/>total</text:span></text:p>
      <text:p text:style-name="P3"/>
      <text:p text:style-name="P3"><text:span text:style-name="T2"><text:line-break/>Większość czasu została poświęcona na operację „</text:span><text:span text:style-name="T3">recvmsg</text:span><text:span text:style-name="T2">”, </text:span><text:span text:style-name="T3">jest </text:span><text:span text:style-name="T2">to funkcja używana w programowaniu sieciowym do odbierania wiadomości na gnieździe sieciowym. </text:span></text:p>
      <text:p text:style-name="P3"/>
      <text:p text:style-name="P4"/>
      <text:p text:style-name="P4"/>
      <text:p text:style-name="P4"/>
      <text:p text:style-name="P4"/>
      <text:p text:style-name="P4"/>
      <text:p text:style-name="P4"/>
      <text:p text:style-name="P4"/>
      <text:p text:style-name="P4"><text:soft-page-break/><text:span text:style-name="T2">Zad. 2b </text:span></text:p>
      <text:p text:style-name="P4"/>
      <text:p text:style-name="P4"><text:span text:style-name="T2">Aby zidentyfikować pliki konfiguracyjne należy użyć komendy „truss -t open” i podać nazwę programu, który chcemy uruchomić. Po użyciu tej komendy wyświetli się następujący komunikat:</text:span></text:p>
      <text:p text:style-name="P7"><text:span text:style-name="T6">„</text:span><text:span text:style-name="T11">open("/var/ld/ld.config", O_RDONLY)             = 3 </text:span><text:span text:style-name="T16"><text:line-break/>open("/lib/libc.so.1", O_RDONLY) <text:s text:c="16"/>= 3 <text:line-break/>open("/platform/SUNW,Sun-Fire-880/lib/libc_psr.so.1", O_RDONLY) = 3 <text:line-break/>Hello world”</text:span></text:p>
      <text:p text:style-name="P12">Widać, że powłoka bash przy starcie próbuje odczytać 3 pliki, które są związanie z bibliotekami i są niezbędne do prawidłowej pracy programu.</text:p>
      <text:p text:style-name="P7"/>
      <text:p text:style-name="P7"><text:span text:style-name="T17">Zad. 2</text:span><text:span text:style-name="T19">c</text:span></text:p>
      <text:p text:style-name="P7"><text:span text:style-name="T18"/></text:p>
      <text:p text:style-name="P15"><text:span text:style-name="T18">A</text:span><text:span text:style-name="T19">by policzyć ilość wywołań funkcji printf w programie ls użyto komendy „truss -t open ls”, która wyświetla komunikat z zawartością katalogu w którym odpalana jest komenda: </text:span></text:p>
      <text:p text:style-name="P15"><text:span text:style-name="T19">„</text:span><text:span text:style-name="T13">a.out                    hello.c~                 tmp.txt</text:span><text:span text:style-name="T19">” </text:span></text:p>
      <text:p text:style-name="P15"><text:span text:style-name="T19">i poniżej jest wyświetlana funkcja </text:span></text:p>
      <text:p text:style-name="P15"><text:span text:style-name="T19">„</text:span><text:span text:style-name="T11">write(1, " a . o u t              ".., 58)      = 58</text:span><text:span text:style-name="T19">”, </text:span></text:p>
      <text:p text:style-name="P15"><text:span text:style-name="T19">która pokazuje że wypisywany jest na standardowe wyjście komunikat mający 58 bajtów. Ta funkcja wywoływana jest dla każdego wiersza jaki wypisuje ls. Czyli program ls wywołuje tyle razy <text:s/>funkcję write ile program ls wypisuje nowych wierszy na standardowym wyjściu. </text:span></text:p>
      <text:p text:style-name="P7"/>
      <text:p text:style-name="P9"><text:span text:style-name="T17">Z</text:span><text:span text:style-name="T16">ad. 2d</text:span></text:p>
      <text:p text:style-name="P9"/>
      <text:p text:style-name="P8"><text:span text:style-name="T18">Podczas próby wywołania pico na komputerze diablo zwracany jest błąd: „</text:span><text:span text:style-name="T11">Segmentation Fault”, </text:span><text:span text:style-name="T12">ale po odpaleniu pliku tekstowego w programie nano i wykorzystaniu komendy „truss -p &lt;PID&gt;” zostaje wyświetlony komunikat:</text:span></text:p>
      <text:p text:style-name="P8"><text:span text:style-name="T12">„</text:span><text:span text:style-name="T11">read(0, 0xFFBFF857, 1)          (sleeping…)”</text:span></text:p>
      <text:p text:style-name="P8"><text:span text:style-name="T12">A po dopisywaniu tekstu do pliku wyświetla się komunikat informujący o czytaniu kolejnej litery z klawiatury funkcją „read” i wpisaniu jej do pliku funkcją „write”. Po zamknięciu pliku tekstowego wyświetla się komunikat „</text:span><text:span text:style-name="T11">_exit(0)”, </text:span><text:span text:style-name="T12">który mówi o zamknięciu programu. Z tego można wywnioskować, że edytor plików nano ma cały czas otwarty plik podczas swojej pracy i zamyka go przed zakończeniem pracy programu~</text:span><text:span text:style-name="T16"><text:line-break/></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9:51:07.252878413</meta:creation-date>
    <dc:date>2023-11-12T17:36:52.065647101</dc:date>
    <meta:editing-duration>PT1H56M51S</meta:editing-duration>
    <meta:editing-cycles>5</meta:editing-cycles>
    <meta:generator>LibreOffice/7.4.7.2$Linux_X86_64 LibreOffice_project/40$Build-2</meta:generator>
    <meta:document-statistic meta:table-count="0" meta:image-count="0" meta:object-count="0" meta:page-count="2" meta:paragraph-count="27" meta:word-count="577" meta:character-count="4360" meta:non-whitespace-character-count="3437"/>
  </office:meta>
</office:document-meta>
</file>